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6712a" officeooo:paragraph-rsid="0006712a"/>
    </style:style>
    <style:style style:name="P2" style:family="paragraph" style:parent-style-name="Standard">
      <style:text-properties officeooo:rsid="0006712a" officeooo:paragraph-rsid="000702f4"/>
    </style:style>
    <style:style style:name="P3" style:family="paragraph" style:parent-style-name="Standard">
      <style:text-properties officeooo:rsid="000702f4" officeooo:paragraph-rsid="000702f4"/>
    </style:style>
    <style:style style:name="P4" style:family="paragraph" style:parent-style-name="Standard">
      <style:text-properties officeooo:rsid="0007fa59" officeooo:paragraph-rsid="0007fa59"/>
    </style:style>
    <style:style style:name="P5" style:family="paragraph" style:parent-style-name="Standard">
      <style:text-properties officeooo:rsid="00092398" officeooo:paragraph-rsid="00092398"/>
    </style:style>
    <style:style style:name="P6" style:family="paragraph" style:parent-style-name="Standard">
      <style:text-properties officeooo:rsid="000a4d67" officeooo:paragraph-rsid="000a4d67"/>
    </style:style>
    <style:style style:name="P7" style:family="paragraph" style:parent-style-name="Standard">
      <style:text-properties officeooo:rsid="000bfb12" officeooo:paragraph-rsid="000bfb12"/>
    </style:style>
    <style:style style:name="P8" style:family="paragraph" style:parent-style-name="Standard">
      <style:text-properties officeooo:rsid="000c8c8f" officeooo:paragraph-rsid="000c8c8f"/>
    </style:style>
    <style:style style:name="P9" style:family="paragraph" style:parent-style-name="Standard">
      <style:text-properties officeooo:rsid="000c8c8f" officeooo:paragraph-rsid="000e6bdd"/>
    </style:style>
    <style:style style:name="P10" style:family="paragraph" style:parent-style-name="Standard">
      <style:text-properties officeooo:rsid="000e6bdd" officeooo:paragraph-rsid="000e6bdd"/>
    </style:style>
    <style:style style:name="P11" style:family="paragraph" style:parent-style-name="Standard">
      <style:text-properties officeooo:rsid="000ec7b3" officeooo:paragraph-rsid="000ec7b3"/>
    </style:style>
    <style:style style:name="P12" style:family="paragraph" style:parent-style-name="Standard">
      <style:text-properties officeooo:rsid="00108302" officeooo:paragraph-rsid="00108302"/>
    </style:style>
    <style:style style:name="P13" style:family="paragraph" style:parent-style-name="Standard">
      <style:text-properties officeooo:rsid="00146891" officeooo:paragraph-rsid="00146891"/>
    </style:style>
    <style:style style:name="T1" style:family="text">
      <style:text-properties officeooo:rsid="000702f4"/>
    </style:style>
    <style:style style:name="T2" style:family="text">
      <style:text-properties officeooo:rsid="0007fa59"/>
    </style:style>
    <style:style style:name="T3" style:family="text">
      <style:text-properties officeooo:rsid="0009af70"/>
    </style:style>
    <style:style style:name="T4" style:family="text">
      <style:text-properties officeooo:rsid="000bfb12"/>
    </style:style>
    <style:style style:name="T5" style:family="text">
      <style:text-properties officeooo:rsid="000e6bdd"/>
    </style:style>
    <style:style style:name="T6" style:family="text">
      <style:text-properties officeooo:rsid="000ec7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Generally the path planning for a robotic system can be approached by the use of the Geometric A*. The problem is to move on a plane from a starting position to a goal, while avoiding all the obstacles or following some other criteria. With the previous mentioned method, the plane is usually discretized with a cell decomposition and we have a state for each point on the grid where allowed moves are only the grid’s lines and diagonal move inside a cell. <text:span text:style-name="T1">In this way, though, real optimal path may become impossible since the discretization may make the optimal path longer or the occluded area are not correctly represented in the grid and they may occupy larger areas, following in the infeasibility of some path.</text:span></text:p>
      <text:p text:style-name="P2"><text:span text:style-name="T1">With the approach implemented with this assignment, instead, the problem of robot </text:span>motion planning <text:span text:style-name="T1">is solved by satisfying</text:span> formulas expressible in temporal logics. Temporal logics naturally express traditional robot specifications such as reaching a goal or avoiding an obstacle, but also more sophisticated specifications such as sequencing, coverage, or temporal ordering of different</text:p>
      <text:p text:style-name="P2">tasks. <text:span text:style-name="T1">Also in this case we need to abstract the task by by partitioning the environment into a finite number of equivalence classes, but the resulting discretization will actually be less restraining than the grid decomposition. Then a transition model can be derived from this discretization and so model checking can be used in order to find a trace that satisfies a particular LTL formula encoding the planning goal. Finally, a smoothing procedure is implemented in order to shorten the obtain plan.</text:span></text:p>
      <text:p text:style-name="P2"/>
      <text:p text:style-name="P3">PROBLEM FORMULATION</text:p>
      <text:p text:style-name="P3"/>
      <text:p text:style-name="P3">We consider a fully actuated, planar model of robot motion operating in a polygonal environment P . The motion of the robot is expressed as</text:p>
      <text:p text:style-name="P3"/>
      <text:p text:style-name="P3">ẋ(t) = u(t) x(t) ∈ P ⊆ R 2 u(t) ∈ U ⊆ R 2 (1)</text:p>
      <text:p text:style-name="P3"/>
      <text:p text:style-name="P3">where x(t) is the position of the robot at time t, and u(t) is the control input. The goal is to construct</text:p>
      <text:p text:style-name="P3">a control input u(t) for system (1) so that the resulting trajectory x(t) satisfies <text:span text:style-name="T2">a LTL </text:span>formula. The formulas are built from a finite number of atomic propositions or observables which label areas of interest in the environment such as rooms or obstacles. Let Π = {π 1 , π 2 , . . . π n } be a set</text:p>
      <text:p text:style-name="P3">of such propositions. For system (1) we then associate an observation map</text:p>
      <text:p text:style-name="P3"/>
      <text:p text:style-name="P3">h C : P → Π (2)</text:p>
      <text:p text:style-name="P3"/>
      <text:p text:style-name="P3">which maps the continuous states of the robot to the finite set of propositions. 1 Proposition π i ∈ Π represents an area of interest in the environment which can be characterized by a convex set of the form:</text:p>
      <text:p text:style-name="P3"/>
      <text:p text:style-name="P3">P i = {x ∈ R 2 | a Tk x + b k ≤ 0, a k ∈ R 2 , b k ∈ R}</text:p>
      <text:p text:style-name="P3"><text:tab/><text:tab/>1≤k≤m</text:p>
      <text:p text:style-name="P4"/>
      <text:p text:style-name="P3">In other words, the observation map h C : P −→ Π has the form h C (x) = π i iff x belongs in the associated set P i .</text:p>
      <text:p text:style-name="P3"><text:span text:style-name="T2">Therefore, </text:span>Given robot model (1), observation map (2), initial condition x(0) ∈ P , and a LTL temporal logic formula φ, <text:s/><text:span text:style-name="T2">the problem is to </text:span>construct a control input u(t) so that the resulting robot trajectory x(t) satisfies the formula.</text:p>
      <text:p text:style-name="P3"/>
      <text:p text:style-name="P5"/>
      <text:p text:style-name="P5"/>
      <text:p text:style-name="P5"/>
      <text:p text:style-name="P5"><text:soft-page-break/>LINEAR TEMPORAL LOGIC</text:p>
      <text:p text:style-name="P5"/>
      <text:p text:style-name="P5">Propositional logic is the traditional logic of conjunction (∧), disjunction (∨), negation (¬), implication (⇒), and equivalence (⇔). LTL is obtained from standard propositional logic by adding temporal operators such as eventually (!), always ("), next (*) and until (U).</text:p>
      <text:p text:style-name="P5">Some LTL examples that express interesting properties include:</text:p>
      <text:p text:style-name="P5">--- Reach goal while avoiding obstacles: The formula ¬(o 1 ∨ o 2 ∨ · · · ∨ o n )Uπ expresses the property that eventually π will be true, and until π is reached, we must avoid all obstacles labeled as o i , i = 1, . . . , n.</text:p>
      <text:p text:style-name="P5">--- Sequencing: The requirement that we must first visit π 1 , π 2 , and π 3 in this order is naturally captured by the formula !(π 1 ∧ !(π 2 ∧ !π 3 )).</text:p>
      <text:p text:style-name="P5">--- Coverage: Formula !π 1 ∧ !π 2 ∧ · · · ∧ !π m reads as the robot will eventually reach π 1 and eventually π 2 and ... eventually π m , requiring the robot to eventually visit all regions of interest in any order.</text:p>
      <text:p text:style-name="P5"/>
      <text:p text:style-name="P5">LTL MOTION PLANNING</text:p>
      <text:p text:style-name="P5"/>
      <text:p text:style-name="P5">So in order to solve the previously defined problem we need to execute the 2 following steps:</text:p>
      <text:p text:style-name="P5"/>
      <text:p text:style-name="P5">1) Discrete Abstraction of Robot Motion: Decompose the environment P into a finite number of equivalence classes resulting in a finite state model of robot motion.</text:p>
      <text:p text:style-name="P5">2) Temporal Logic Planning using Model Checking: Construct plans for the discrete robot motion satisfying desired specifications using model checkers.</text:p>
      <text:p text:style-name="P5"/>
      <text:p text:style-name="P5">A. Discrete Abstraction of Robot Motion</text:p>
      <text:p text:style-name="P5"/>
      <text:p text:style-name="P5"><text:span text:style-name="T3">I</text:span> first <text:span text:style-name="T3">need to</text:span> partition the workspace P of the robot into a finite number of equivalence classes <text:span text:style-name="T3">and fro my experiments I used the delaunay triangulation which is well implemented in matlab and a very efficient technique to partition complex environment.</text:span></text:p>
      <text:p text:style-name="P5"/>
      <text:p text:style-name="P5">Let T : P −→ Q denote the map which sends each state x ∈ P to the finite set Q = {q 1 , . . . , q n } of all equivalence classes (triangles in this paper). In other words, T −1 (q) contains all states x ∈ P which are contained in the triangle labeled by q and {T −1 (q i ) | q i ∈ Q} is a partition of the state space. Given such a partition of P , we can naturally abstract the robot motion by defining a finite transition system</text:p>
      <text:p text:style-name="P5"/>
      <text:p text:style-name="P5">D = (Q, q(0), → D , h D )</text:p>
      <text:p text:style-name="P5"/>
      <text:p text:style-name="P5">where Q is the finite set of states, and q(0) ∈ Q is the cell containing the initial robot state x(0) ∈ P , that is q(0) = T (x(0)). The dynamics are captured by the transition relation → D ⊆ Q × Q, defined as q i → D q j iff the cells labeled by q i , q j are topologically adjacent, that is triangles T −1 (q i ) and T −1 (q j ) have a common line segment. The transition relation → D is also known as the dual graph of the triangulation and can be easily computed. Having defined transitions → D for transition system D, we can define trajectories p of D as sequences of the form p[i] = p i → D p i+1 → D p i+2 → D . . . , where p i = p(i) ∈ Q. In addition to defining the transition relation, we also define the observation map h D : Q −→ Π, as h D (q) = π, if there exists x ∈ T −1 (q) such that h C (x) = π. In order to ensure that h D is well defined, we must impose the requirement that the decomposition is proposition or observation preserving, that is for all x 1 , x 2 ∈ P and all</text:p>
      <text:p text:style-name="P5">π ∈ Π, T (x 1 ) = T (x 2 ) ⇒ h C (x 1 ) = h C (x 2 ). In other words, states that belong in the same equivalence class or cell, map to the same observations.</text:p>
      <text:p text:style-name="P5">The transition system D will serve as an abstract model of robot motion. We must now lift our problem formulation from the continuous to the discrete domain <text:span text:style-name="T3">and</text:span> we reformulate the semantics <text:soft-page-break/>of the temporal logic formula to be interpreted over the discrete trajectories generated by transition system D.</text:p>
      <text:p text:style-name="P5">Discrete LTL Semantics: Path formulas φ are interpreted over an execution p[i], denoted as p[i] |= D φ. The semantics of any path formula can be recursively defined as:</text:p>
      <text:p text:style-name="P5">--- p[i] |= D π iff h D (p(i)) = π</text:p>
      <text:p text:style-name="P5">--- p[i] |= D ¬φ if p[i] . | = D φ</text:p>
      <text:p text:style-name="P5">--- p[i] |= D φ 1 ∨ φ 2 if p[i] |= D φ 1 or p[i] |= D φ 2</text:p>
      <text:p text:style-name="P5">--- p[i] |= D φ 1 Uφ 2 if there exists j ≥ i s. t. p[j] |= D φ 2 , and for all j " with i ≤ j " &lt; j we have p[j " ] |= D φ 1</text:p>
      <text:p text:style-name="P5"/>
      <text:p text:style-name="P5">B. Temporal Logic Planning using Model Checking</text:p>
      <text:p text:style-name="P5"/>
      <text:p text:style-name="P5"><text:span text:style-name="T3">M</text:span>odel checking is the algorithmic procedure for testing whether a specification formula holds over some semantic model. The model of the system is usually given in the form of a discrete transition system like the one described <text:span text:style-name="T3">previously</text:span>. The specification formula is usually given in the form of temporal logics such as LTL. As mentioned earlier, we are looking for computation</text:p>
      <text:p text:style-name="P5">paths p[i] that satisfy the temporal formula p[0] |= D φ. In the model checking community, this is known as the generation of witnesses. Unfortunately, the current versions of the model checking software tools do not support the construction of witnesses as they are mainly analysis tools. Hence, we have to employ the algorithms that solve the dual problem, i.e. the generation of counterexamples. In this case, when the model checker determines that a formula φ is false, it constructs a finite trace p[0] which demonstrates that the negation of φ is true, i.e. p[0] |= D ¬φ. Let φ be the formula that the system should satisfy. Assume now that we give as input to our model checking algorithm the LTL formula ¬φ, representing the negation of the desired behavior. If the formula is false in our discrete model of the environment, then the model checker will return a finite trace p[0] that satisfies the formula ¬(¬φ) ≡ φ and, thus, we are done as we have found a finite path</text:p>
      <text:p text:style-name="P5">that satisfies the original LTL formula φ.</text:p>
      <text:p text:style-name="P5"/>
      <text:p text:style-name="P6">IMPLEMENTATION</text:p>
      <text:p text:style-name="P6"/>
      <text:p text:style-name="P6">All the implementation were conducted in MATLAB and NuSMV. In MATLAB I executed all the processing step for the discretization. First I defined all the vertices of the map and the rooms and I used the <text:s/><text:span text:style-name="T3">delaunay triangulation </text:span>to get the equivalence classes.</text:p>
      <text:p text:style-name="P6">Once I had the triangulation of my environment I used the dual graph in order to build the transition model. In fact, after the triangulation I also have a particular graph whose nodes are the triangles of the decomposition and the edges connects triangles which shares an edge. This means that every node will have at most three edges. Now, from this I can build the transition model in the following way. I build a robot discrete state for each triangle and the transition function follows directly the edges in the dual graph.</text:p>
      <text:p text:style-name="P6">The transition model will actually be used in te NuMSV software which will execute the model checking. Therefore, in MATLAB I wrote a simple function which will translate the transition model into a NuMSV input file. In practice in this file I create a single module main and define as boolean the Pis variable which represents the interesting areas in the room and which are the predicates that appear in the actual LTL formula. Moreover, I also defined as many variables as nodes in the dual graph. The initial state for the pi variable depends on where the robot is in the initial state. For the transitions definition, instead, I first write the transition for the discrete robot model: for each state I say that I can undeterministically <text:span text:style-name="T4">end up in one of the adjacent state in the dual graph. The transitions for the pis variable, instead, depend on the actual value of the robot discrete state. In fact, I define that a variable pi is true if and only if the current robot state is one of the triangle in which the associated room is being decomposed into, otherwise it is set to false.</text:span></text:p>
      <text:p text:style-name="P7">After creating this input file by also adding the negation of the actual formula I want to satisfy, I start the NuMSV software and launch the model checking on the model. Afterwards I can simply <text:soft-page-break/>save on an external file the trace found, which will correspond to a set of robot states and therefore a certain number of triangles that have been passed through by the robot, and I build the final trajectory by connecting with straight line the centers of all the visited triangles.</text:p>
      <text:p text:style-name="P7"/>
      <text:p text:style-name="P7">POST SMOOTHING</text:p>
      <text:p text:style-name="P7"/>
      <text:p text:style-name="P8">After generating the trajectory I noticed that a lot of intermediate steps could have been avoided in order to obtain a shorter path. Therefore, I decided to modify the paper approach in order to also include a post smoothing procedure.</text:p>
      <text:p text:style-name="P9">The algorithm is actually very similar to the one that is used when the Geometric A* is used, but I needed to do some modifications since in some of the rooms/obstacles I can enter. <text:span text:style-name="T5">Therefore the algorithm is the following:</text:span></text:p>
      <text:p text:style-name="P9"/>
      <text:p text:style-name="P9"><text:span text:style-name="T5">for each valid state s:</text:span></text:p>
      <text:p text:style-name="P9"><text:tab/><text:span text:style-name="T5">valid_successor ← successor(s)</text:span></text:p>
      <text:p text:style-name="P10"><text:tab/>safe = true</text:p>
      <text:p text:style-name="P10"><text:tab/>stop = false</text:p>
      <text:p text:style-name="P9"><text:tab/><text:span text:style-name="T5">for each successor(s) and safe != false or stop != true:</text:span></text:p>
      <text:p text:style-name="P9"><text:tab/><text:tab/><text:span text:style-name="T5">line ← segment(s,successor(s))</text:span></text:p>
      <text:p text:style-name="P9"><text:tab/><text:tab/><text:span text:style-name="T5">for each room pi:</text:span></text:p>
      <text:p text:style-name="P9"><text:tab/><text:tab/><text:tab/><text:span text:style-name="T5">inter = intersection(line,pi)</text:span></text:p>
      <text:p text:style-name="P9"><text:tab/><text:tab/><text:tab/><text:span text:style-name="T5">if inter != 0 &amp; s not in pi &amp; successor(s) not in pi:</text:span></text:p>
      <text:p text:style-name="P9"><text:tab/><text:tab/><text:tab/><text:tab/><text:span text:style-name="T5">safe = false</text:span></text:p>
      <text:p text:style-name="P9"><text:tab/><text:tab/><text:tab/><text:tab/><text:span text:style-name="T5">successor(s) not visibile from s use as valid successor</text:span></text:p>
      <text:p text:style-name="P9"><text:tab/><text:tab/><text:tab/><text:tab/><text:span text:style-name="T5">the last valid state</text:span></text:p>
      <text:p text:style-name="P9"><text:tab/><text:tab/><text:tab/><text:span text:style-name="T5">if inter != 0 &amp; s in pi:</text:span></text:p>
      <text:p text:style-name="P9"><text:tab/><text:tab/><text:tab/><text:tab/><text:span text:style-name="T5">even if the segment passes through a room successor(s)</text:span></text:p>
      <text:p text:style-name="P9"><text:tab/><text:tab/><text:tab/><text:tab/><text:span text:style-name="T5">still valid candidate since I need to pass through that room</text:span></text:p>
      <text:p text:style-name="P9"><text:tab/><text:tab/><text:tab/><text:span text:style-name="T5">if inter != 0 &amp; successor(s) in pi:</text:span></text:p>
      <text:p text:style-name="P9"><text:tab/><text:tab/><text:tab/><text:tab/><text:span text:style-name="T5">stop = true</text:span></text:p>
      <text:p text:style-name="P9"><text:tab/><text:tab/><text:tab/><text:tab/><text:span text:style-name="T5">successro(s) is a validate candidate but stop looking at next </text:span></text:p>
      <text:p text:style-name="P9"><text:tab/><text:tab/><text:tab/><text:tab/><text:span text:style-name="T5">candidates otherwise I am risking of skipping that particular</text:span></text:p>
      <text:p text:style-name="P9"><text:tab/><text:tab/><text:tab/><text:tab/><text:span text:style-name="T5">room that the robot needs to enter.</text:span> </text:p>
      <text:p text:style-name="P9"><text:tab/><text:tab/><text:span text:style-name="T6">If safe == true </text:span></text:p>
      <text:p text:style-name="P9"><text:tab/><text:tab/><text:tab/><text:span text:style-name="T6">valid_successor ← successor(s)</text:span></text:p>
      <text:p text:style-name="P11"><text:tab/><text:tab/><text:tab/>valid_state ← valid_successor</text:p>
      <text:p text:style-name="P9"/>
      <text:p text:style-name="P9"/>
      <text:p text:style-name="P11">So for each state I try to look at the successor and try to skip them if their successor are in line of sights of the current analyzed state. Some cases, though, are particular. First, when I am checking if the line between two states intersect any room in the environment, I need to check if the current state is inside the room. In this case the intersection is allowed since I need to pass through that the room because the starting point is inside it and therefore the analyzed successor is still a valid candidate. Instead, when the intersection is with a room where neither the current state or the successor is in, then this means that I am passing through some obstacle and so I stop to the previous validate candidate and start the new checks from there. Finally, if the intersection is with a room where the current successor is in, then this is still a valid candidate but I need to stop the search, otherwise I could find other valid successors and skip the passage through this particular room.</text:p>
      <text:p text:style-name="P11"/>
      <text:p text:style-name="P12">EXPERIMENTS</text:p>
      <text:p text:style-name="P12"/>
      <text:p text:style-name="P12"><text:soft-page-break/>In the following section I will report the experiments I conducted in order to validate the method. First I tried to only include 4 rooms in the environment and the robot needed to start from room 1 and visit with the particular order the room 2, 3 and 4 and finally return back to the first room while avoiding the room 2 and 3. In the second experiment, I added 2 more rooms in the environment and the goal of the robot was to visit in the order the rooms 4, 3, 2 and 1 while always avoiding the rooms 5 and 6. Finally with the last experiments I used the previous environment, but I started from the room 2 and wanted to reach the room 3 while avoiding all the other rooms.</text:p>
      <text:p text:style-name="P12"/>
      <text:p text:style-name="P13">CONCLUSION</text:p>
      <text:p text:style-name="P13"/>
      <text:p text:style-name="P13">With this assignment I was able to approach the path planning problem resolution from a different point of view of the standard search in state space algorithm. </text:p>
      <text:p text:style-name="P13">The use of LTL is actually quite effective in order to find a path on a plane and the decomposition used is actually less restrictive than the classical cell decomposition, since we are not constraining movement on the grids or we are not approximating occluded area in wrong ways. </text:p>
      <text:p text:style-name="P13">Still, the resulting path can be sub optimal because a lot of turns are executed, but this can be solved by implementing a simple post smoothing algorithm which takes care of the possibility of entering some rooms in the smoothing process.</text:p>
      <text:p text:style-name="P9"><text:tab/><text:tab/></text:p>
      <text:p text:style-name="P7"/>
      <text:p text:style-name="P7"/>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0:25:51.171873429</meta:creation-date>
    <dc:date>2020-03-09T11:32:28.378164383</dc:date>
    <meta:editing-duration>P2DT20M49S</meta:editing-duration>
    <meta:editing-cycles>3</meta:editing-cycles>
    <meta:generator>LibreOffice/6.0.7.3$Linux_X86_64 LibreOffice_project/00m0$Build-3</meta:generator>
    <meta:document-statistic meta:table-count="0" meta:image-count="0" meta:object-count="0" meta:page-count="5" meta:paragraph-count="81" meta:word-count="2707" meta:character-count="14432" meta:non-whitespace-character-count="11730"/>
  </office:meta>
</office:document-meta>
</file>